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9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99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3399ff" fo:border-left="0.99pt groove #000000" fo:border-right="0.99pt groove #000000" fo:border-top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66ccff" fo:border-left="0.99pt groove #000000" fo:border-right="0.99pt groove #000000" fo:border-top="none"/>
    </style:style>
    <style:style style:name="ce4" style:family="table-cell" style:parent-style-name="Default">
      <style:table-cell-properties fo:border-bottom="0.99pt groove #000000" fo:background-color="#66ccff" fo:border-left="0.99pt groove #000000" fo:border-right="0.99pt groove #000000" fo:border-top="none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33ff99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33ff99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33ff99" fo:border-left="0.06pt solid #000000" fo:border-right="0.06pt solid #000000" fo:border-top="none"/>
    </style:style>
    <style:style style:name="ce10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D36"/>
      <style:map style:condition="cell-content-is-between(6,10)" style:apply-style-name="Untitled2" style:base-cell-address="Records.D36"/>
      <style:map style:condition="cell-content-is-between(11,25)" style:apply-style-name="Untitled3" style:base-cell-address="Records.D36"/>
      <style:map style:condition="cell-content-is-between(26,50)" style:apply-style-name="Untitled4" style:base-cell-address="Records.D36"/>
      <style:map style:condition="cell-content-is-between(51,75)" style:apply-style-name="Untitled5" style:base-cell-address="Records.D36"/>
      <style:map style:condition="cell-content()&gt;=76" style:apply-style-name="Untitled6" style:base-cell-address="Records.D36"/>
    </style:style>
    <style:style style:name="ce12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E36"/>
      <style:map style:condition="cell-content-is-between(6,10)" style:apply-style-name="Untitled2" style:base-cell-address="Records.E36"/>
      <style:map style:condition="cell-content-is-between(11,25)" style:apply-style-name="Untitled3" style:base-cell-address="Records.E36"/>
      <style:map style:condition="cell-content-is-between(26,50)" style:apply-style-name="Untitled4" style:base-cell-address="Records.E36"/>
      <style:map style:condition="cell-content-is-between(51,75)" style:apply-style-name="Untitled5" style:base-cell-address="Records.E36"/>
      <style:map style:condition="cell-content()&gt;=76" style:apply-style-name="Untitled6" style:base-cell-address="Records.E36"/>
    </style:style>
    <style:style style:name="ce13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F36"/>
      <style:map style:condition="cell-content-is-between(6,10)" style:apply-style-name="Untitled2" style:base-cell-address="Records.F36"/>
      <style:map style:condition="cell-content-is-between(11,25)" style:apply-style-name="Untitled3" style:base-cell-address="Records.F36"/>
      <style:map style:condition="cell-content-is-between(26,50)" style:apply-style-name="Untitled4" style:base-cell-address="Records.F36"/>
      <style:map style:condition="cell-content-is-between(51,75)" style:apply-style-name="Untitled5" style:base-cell-address="Records.F36"/>
      <style:map style:condition="cell-content()&gt;=76" style:apply-style-name="Untitled6" style:base-cell-address="Records.F36"/>
    </style:style>
    <style:style style:name="ce14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G36"/>
      <style:map style:condition="cell-content-is-between(6,10)" style:apply-style-name="Untitled2" style:base-cell-address="Records.G36"/>
      <style:map style:condition="cell-content-is-between(11,25)" style:apply-style-name="Untitled3" style:base-cell-address="Records.G36"/>
      <style:map style:condition="cell-content-is-between(26,50)" style:apply-style-name="Untitled4" style:base-cell-address="Records.G36"/>
      <style:map style:condition="cell-content-is-between(51,75)" style:apply-style-name="Untitled5" style:base-cell-address="Records.G36"/>
      <style:map style:condition="cell-content()&gt;=76" style:apply-style-name="Untitled6" style:base-cell-address="Records.G36"/>
    </style:style>
    <style:style style:name="ce15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H36"/>
      <style:map style:condition="cell-content-is-between(6,10)" style:apply-style-name="Untitled2" style:base-cell-address="Records.H36"/>
      <style:map style:condition="cell-content-is-between(11,25)" style:apply-style-name="Untitled3" style:base-cell-address="Records.H36"/>
      <style:map style:condition="cell-content-is-between(26,50)" style:apply-style-name="Untitled4" style:base-cell-address="Records.H36"/>
      <style:map style:condition="cell-content-is-between(51,75)" style:apply-style-name="Untitled5" style:base-cell-address="Records.H36"/>
      <style:map style:condition="cell-content()&gt;=76" style:apply-style-name="Untitled6" style:base-cell-address="Records.H36"/>
    </style:style>
    <style:style style:name="ce16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I36"/>
      <style:map style:condition="cell-content-is-between(6,10)" style:apply-style-name="Untitled2" style:base-cell-address="Records.I36"/>
      <style:map style:condition="cell-content-is-between(11,25)" style:apply-style-name="Untitled3" style:base-cell-address="Records.I36"/>
      <style:map style:condition="cell-content-is-between(26,50)" style:apply-style-name="Untitled4" style:base-cell-address="Records.I36"/>
      <style:map style:condition="cell-content-is-between(51,75)" style:apply-style-name="Untitled5" style:base-cell-address="Records.I36"/>
      <style:map style:condition="cell-content()&gt;=76" style:apply-style-name="Untitled6" style:base-cell-address="Records.I36"/>
    </style:style>
    <style:style style:name="ce17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J36"/>
      <style:map style:condition="cell-content-is-between(6,10)" style:apply-style-name="Untitled2" style:base-cell-address="Records.J36"/>
      <style:map style:condition="cell-content-is-between(11,25)" style:apply-style-name="Untitled3" style:base-cell-address="Records.J36"/>
      <style:map style:condition="cell-content-is-between(26,50)" style:apply-style-name="Untitled4" style:base-cell-address="Records.J36"/>
      <style:map style:condition="cell-content-is-between(51,75)" style:apply-style-name="Untitled5" style:base-cell-address="Records.J36"/>
      <style:map style:condition="cell-content()&gt;=76" style:apply-style-name="Untitled6" style:base-cell-address="Records.J36"/>
    </style:style>
    <style:style style:name="ce18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K36"/>
      <style:map style:condition="cell-content-is-between(6,10)" style:apply-style-name="Untitled2" style:base-cell-address="Records.K36"/>
      <style:map style:condition="cell-content-is-between(11,25)" style:apply-style-name="Untitled3" style:base-cell-address="Records.K36"/>
      <style:map style:condition="cell-content-is-between(26,50)" style:apply-style-name="Untitled4" style:base-cell-address="Records.K36"/>
      <style:map style:condition="cell-content-is-between(51,75)" style:apply-style-name="Untitled5" style:base-cell-address="Records.K36"/>
      <style:map style:condition="cell-content()&gt;=76" style:apply-style-name="Untitled6" style:base-cell-address="Records.K36"/>
    </style:style>
    <style:style style:name="ce19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L36"/>
      <style:map style:condition="cell-content-is-between(6,10)" style:apply-style-name="Untitled2" style:base-cell-address="Records.L36"/>
      <style:map style:condition="cell-content-is-between(11,25)" style:apply-style-name="Untitled3" style:base-cell-address="Records.L36"/>
      <style:map style:condition="cell-content-is-between(26,50)" style:apply-style-name="Untitled4" style:base-cell-address="Records.L36"/>
      <style:map style:condition="cell-content-is-between(51,75)" style:apply-style-name="Untitled5" style:base-cell-address="Records.L36"/>
      <style:map style:condition="cell-content()&gt;=76" style:apply-style-name="Untitled6" style:base-cell-address="Records.L36"/>
    </style:style>
    <style:style style:name="ce20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M36"/>
      <style:map style:condition="cell-content-is-between(6,10)" style:apply-style-name="Untitled2" style:base-cell-address="Records.M36"/>
      <style:map style:condition="cell-content-is-between(11,25)" style:apply-style-name="Untitled3" style:base-cell-address="Records.M36"/>
      <style:map style:condition="cell-content-is-between(26,50)" style:apply-style-name="Untitled4" style:base-cell-address="Records.M36"/>
      <style:map style:condition="cell-content-is-between(51,75)" style:apply-style-name="Untitled5" style:base-cell-address="Records.M36"/>
      <style:map style:condition="cell-content()&gt;=76" style:apply-style-name="Untitled6" style:base-cell-address="Records.M36"/>
    </style:style>
    <style:style style:name="ce21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N36"/>
      <style:map style:condition="cell-content-is-between(6,10)" style:apply-style-name="Untitled2" style:base-cell-address="Records.N36"/>
      <style:map style:condition="cell-content-is-between(11,25)" style:apply-style-name="Untitled3" style:base-cell-address="Records.N36"/>
      <style:map style:condition="cell-content-is-between(26,50)" style:apply-style-name="Untitled4" style:base-cell-address="Records.N36"/>
      <style:map style:condition="cell-content-is-between(51,75)" style:apply-style-name="Untitled5" style:base-cell-address="Records.N36"/>
      <style:map style:condition="cell-content()&gt;=76" style:apply-style-name="Untitled6" style:base-cell-address="Records.N36"/>
    </style:style>
    <style:style style:name="ce22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O36"/>
      <style:map style:condition="cell-content-is-between(6,10)" style:apply-style-name="Untitled2" style:base-cell-address="Records.O36"/>
      <style:map style:condition="cell-content-is-between(11,25)" style:apply-style-name="Untitled3" style:base-cell-address="Records.O36"/>
      <style:map style:condition="cell-content-is-between(26,50)" style:apply-style-name="Untitled4" style:base-cell-address="Records.O36"/>
      <style:map style:condition="cell-content-is-between(51,75)" style:apply-style-name="Untitled5" style:base-cell-address="Records.O36"/>
      <style:map style:condition="cell-content()&gt;=76" style:apply-style-name="Untitled6" style:base-cell-address="Records.O36"/>
    </style:style>
    <style:style style:name="ce23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P36"/>
      <style:map style:condition="cell-content-is-between(6,10)" style:apply-style-name="Untitled2" style:base-cell-address="Records.P36"/>
      <style:map style:condition="cell-content-is-between(11,25)" style:apply-style-name="Untitled3" style:base-cell-address="Records.P36"/>
      <style:map style:condition="cell-content-is-between(26,50)" style:apply-style-name="Untitled4" style:base-cell-address="Records.P36"/>
      <style:map style:condition="cell-content-is-between(51,75)" style:apply-style-name="Untitled5" style:base-cell-address="Records.P36"/>
      <style:map style:condition="cell-content()&gt;=76" style:apply-style-name="Untitled6" style:base-cell-address="Records.P36"/>
    </style:style>
    <style:style style:name="ce24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Q36"/>
      <style:map style:condition="cell-content-is-between(6,10)" style:apply-style-name="Untitled2" style:base-cell-address="Records.Q36"/>
      <style:map style:condition="cell-content-is-between(11,25)" style:apply-style-name="Untitled3" style:base-cell-address="Records.Q36"/>
      <style:map style:condition="cell-content-is-between(26,50)" style:apply-style-name="Untitled4" style:base-cell-address="Records.Q36"/>
      <style:map style:condition="cell-content-is-between(51,75)" style:apply-style-name="Untitled5" style:base-cell-address="Records.Q36"/>
      <style:map style:condition="cell-content()&gt;=76" style:apply-style-name="Untitled6" style:base-cell-address="Records.Q36"/>
    </style:style>
    <style:style style:name="ce25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R36"/>
      <style:map style:condition="cell-content-is-between(6,10)" style:apply-style-name="Untitled2" style:base-cell-address="Records.R36"/>
      <style:map style:condition="cell-content-is-between(11,25)" style:apply-style-name="Untitled3" style:base-cell-address="Records.R36"/>
      <style:map style:condition="cell-content-is-between(26,50)" style:apply-style-name="Untitled4" style:base-cell-address="Records.R36"/>
      <style:map style:condition="cell-content-is-between(51,75)" style:apply-style-name="Untitled5" style:base-cell-address="Records.R36"/>
      <style:map style:condition="cell-content()&gt;=76" style:apply-style-name="Untitled6" style:base-cell-address="Records.R36"/>
    </style:style>
    <style:style style:name="ce26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S36"/>
      <style:map style:condition="cell-content-is-between(6,10)" style:apply-style-name="Untitled2" style:base-cell-address="Records.S36"/>
      <style:map style:condition="cell-content-is-between(11,25)" style:apply-style-name="Untitled3" style:base-cell-address="Records.S36"/>
      <style:map style:condition="cell-content-is-between(26,50)" style:apply-style-name="Untitled4" style:base-cell-address="Records.S36"/>
      <style:map style:condition="cell-content-is-between(51,75)" style:apply-style-name="Untitled5" style:base-cell-address="Records.S36"/>
      <style:map style:condition="cell-content()&gt;=76" style:apply-style-name="Untitled6" style:base-cell-address="Records.S36"/>
    </style:style>
    <style:style style:name="ce27" style:family="table-cell" style:parent-style-name="Default">
      <style:table-cell-properties fo:background-color="transparent" fo:border="0.99pt groove #000000"/>
      <style:text-properties fo:font-weight="bold" style:font-weight-asian="bold" style:font-weight-complex="bold"/>
      <style:map style:condition="cell-content()&lt;=5" style:apply-style-name="Untitled1" style:base-cell-address="Records.T36"/>
      <style:map style:condition="cell-content-is-between(6,10)" style:apply-style-name="Untitled2" style:base-cell-address="Records.T36"/>
      <style:map style:condition="cell-content-is-between(11,25)" style:apply-style-name="Untitled3" style:base-cell-address="Records.T36"/>
      <style:map style:condition="cell-content-is-between(26,50)" style:apply-style-name="Untitled4" style:base-cell-address="Records.T36"/>
      <style:map style:condition="cell-content-is-between(51,75)" style:apply-style-name="Untitled5" style:base-cell-address="Records.T36"/>
      <style:map style:condition="cell-content()&gt;=76" style:apply-style-name="Untitled6" style:base-cell-address="Records.T36"/>
    </style:style>
    <style:style style:name="ce28" style:family="table-cell" style:parent-style-name="Default">
      <style:table-cell-properties fo:border-bottom="none" fo:background-color="#99ffff" fo:border-left="0.99pt groove #000000" fo:border-right="0.99pt groove #000000" fo:border-top="0.99pt groove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99pt groove #000000" fo:background-color="#99ffff" fo:border-left="0.99pt groove #000000" fo:border-right="0.99pt groove #000000" fo:border-top="none"/>
    </style:style>
    <style:style style:name="ce30" style:family="table-cell" style:parent-style-name="Default">
      <style:table-cell-properties fo:border-bottom="none" fo:background-color="#99ffff" fo:border-left="0.99pt groove #000000" fo:border-right="0.99pt groove #000000" fo:border-top="none"/>
    </style:style>
    <style:style style:name="ce31" style:family="table-cell" style:parent-style-name="Default">
      <style:table-cell-properties fo:border-bottom="none" fo:background-color="#66ff66" fo:border-left="0.99pt groove #000000" fo:border-right="0.99pt groove #000000" fo:border-top="none"/>
    </style:style>
    <style:style style:name="ce32" style:family="table-cell" style:parent-style-name="Default">
      <style:table-cell-properties fo:border-bottom="none" fo:background-color="#009900" fo:border-left="0.99pt groove #000000" fo:border-right="0.99pt groove #000000" fo:border-top="none"/>
    </style:style>
    <style:style style:name="ce33" style:family="table-cell" style:parent-style-name="Default">
      <style:table-cell-properties fo:border-bottom="none" fo:background-color="#ffff99" fo:border-left="0.99pt groove #000000" fo:border-right="0.99pt groove #000000" fo:border-top="none"/>
    </style:style>
    <style:style style:name="ce34" style:family="table-cell" style:parent-style-name="Default">
      <style:table-cell-properties fo:border-bottom="none" fo:background-color="#ffff00" fo:border-left="0.99pt groove #000000" fo:border-right="0.99pt groove #000000" fo:border-top="none"/>
    </style:style>
    <style:style style:name="ce35" style:family="table-cell" style:parent-style-name="Default">
      <style:table-cell-properties fo:border-bottom="none" fo:background-color="#ff6600" fo:border-left="0.99pt groove #000000" fo:border-right="0.99pt groove #000000" fo:border-top="none"/>
    </style:style>
    <style:style style:name="ce36" style:family="table-cell" style:parent-style-name="Default">
      <style:table-cell-properties fo:border-bottom="0.99pt groove #000000" fo:background-color="#ff3333" fo:border-left="0.99pt groove #000000" fo:border-right="0.99pt groove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cords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8" table:default-cell-style-name="ce8"/>
        <table:table-column table:style-name="co2" table:number-columns-repeated="1004" table:default-cell-style-name="Default"/>
        <table:table-row table:style-name="ro1">
          <table:table-cell table:style-name="ce1" table:number-columns-repeated="2"/>
          <table:table-cell table:style-name="ce6" office:value-type="date" office:date-value="2016-09-04" calcext:value-type="date">
            <text:p>09/04/16</text:p>
          </table:table-cell>
          <table:table-cell table:style-name="ce6" office:value-type="date" office:date-value="2016-09-11" calcext:value-type="date">
            <text:p>09/11/16</text:p>
          </table:table-cell>
          <table:table-cell table:style-name="ce6" office:value-type="date" office:date-value="2016-09-18" calcext:value-type="date">
            <text:p>09/18/16</text:p>
          </table:table-cell>
          <table:table-cell table:style-name="ce6" office:value-type="date" office:date-value="2016-09-25" calcext:value-type="date">
            <text:p>09/25/16</text:p>
          </table:table-cell>
          <table:table-cell table:style-name="ce6" office:value-type="date" office:date-value="2016-09-06" calcext:value-type="date">
            <text:p>09/06/16</text:p>
          </table:table-cell>
          <table:table-cell table:style-name="ce6" office:value-type="date" office:date-value="2016-10-02" calcext:value-type="date">
            <text:p>10/02/16</text:p>
          </table:table-cell>
          <table:table-cell table:style-name="ce6" office:value-type="date" office:date-value="2016-10-09" calcext:value-type="date">
            <text:p>10/09/16</text:p>
          </table:table-cell>
          <table:table-cell table:style-name="ce6" office:value-type="date" office:date-value="2016-10-16" calcext:value-type="date">
            <text:p>10/16/16</text:p>
          </table:table-cell>
          <table:table-cell table:style-name="ce6" office:value-type="date" office:date-value="2016-10-23" calcext:value-type="date">
            <text:p>10/23/16</text:p>
          </table:table-cell>
          <table:table-cell table:style-name="ce6" office:value-type="date" office:date-value="2016-10-30" calcext:value-type="date">
            <text:p>10/30/16</text:p>
          </table:table-cell>
          <table:table-cell table:style-name="ce6" office:value-type="date" office:date-value="2016-11-06" calcext:value-type="date">
            <text:p>11/06/16</text:p>
          </table:table-cell>
          <table:table-cell table:style-name="ce6" office:value-type="date" office:date-value="2016-11-13" calcext:value-type="date">
            <text:p>11/13/16</text:p>
          </table:table-cell>
          <table:table-cell table:style-name="ce6" office:value-type="date" office:date-value="2016-11-20" calcext:value-type="date">
            <text:p>11/20/16</text:p>
          </table:table-cell>
          <table:table-cell table:style-name="ce6" office:value-type="date" office:date-value="2016-11-27" calcext:value-type="date">
            <text:p>11/27/16</text:p>
          </table:table-cell>
          <table:table-cell table:style-name="ce6" office:value-type="date" office:date-value="2016-12-04" calcext:value-type="date">
            <text:p>12/04/16</text:p>
          </table:table-cell>
          <table:table-cell table:style-name="ce6" office:value-type="date" office:date-value="2016-12-11" calcext:value-type="date">
            <text:p>12/11/16</text:p>
          </table:table-cell>
          <table:table-cell table:style-name="ce6" office:value-type="date" office:date-value="2016-12-18" calcext:value-type="date">
            <text:p>12/18/16</text:p>
          </table:table-cell>
          <table:table-cell table:style-name="ce6" office:value-type="date" office:date-value="2016-12-25" calcext:value-type="date">
            <text:p>12/25/16</text:p>
          </table:table-cell>
          <table:table-cell table:style-name="ce1" table:number-columns-repeated="1004"/>
        </table:table-row>
        <table:table-row table:style-name="ro1">
          <table:table-cell table:style-name="Default"/>
          <table:table-cell table:style-name="ce5"/>
          <table:table-cell table:style-name="Default" table:number-columns-repeated="18"/>
          <table:table-cell table:number-columns-repeated="1004"/>
        </table:table-row>
        <table:table-row table:style-name="ro1">
          <table:table-cell table:style-name="ce2" office:value-type="string" calcext:value-type="string">
            <text:p>Thoughts and Feelings</text:p>
          </table:table-cell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Feeling sad or down in the dumps</text:p>
          </table:table-cell>
          <table:table-cell/>
          <table:table-cell table:style-name="ce7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Feeling unhappy or b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ying spells or tearful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ling discourag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ling hope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 self-este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ling worthless or inadequ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lt or sh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ticizing yourself or blaming yoursel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ifficulty making decisions</text:p>
          </table:table-cell>
          <table:table-cell/>
          <table:table-cell table:style-name="ce9" table:number-columns-repeated="18"/>
          <table:table-cell table:number-columns-repeated="1004"/>
        </table:table-row>
        <table:table-row table:style-name="ro1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table:style-name="ce2" office:value-type="string" calcext:value-type="string">
            <text:p>Activities and Personal Relationships</text:p>
          </table:table-cell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Loss of interest in family, friends, or colleagues</text:p>
          </table:table-cell>
          <table:table-cell/>
          <table:table-cell table:style-name="ce7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Loneli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nding less time with family or frie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ss of motiv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ss of interest in work or other activi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oiding work or other activiti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oss of pleasure or satisfaction in life</text:p>
          </table:table-cell>
          <table:table-cell/>
          <table:table-cell table:style-name="ce9" table:number-columns-repeated="18"/>
          <table:table-cell table:number-columns-repeated="1004"/>
        </table:table-row>
        <table:table-row table:style-name="ro1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table:style-name="ce2" office:value-type="string" calcext:value-type="string">
            <text:p>Physical Symptoms</text:p>
          </table:table-cell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Feeling tired</text:p>
          </table:table-cell>
          <table:table-cell/>
          <table:table-cell table:style-name="ce7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Difficulty sleeping or sleeping too mu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reased or increased appet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ss of interest in sex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orrying about your health</text:p>
          </table:table-cell>
          <table:table-cell/>
          <table:table-cell table:style-name="ce9" table:number-columns-repeated="18"/>
          <table:table-cell table:number-columns-repeated="1004"/>
        </table:table-row>
        <table:table-row table:style-name="ro1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table:style-name="ce2" office:value-type="string" calcext:value-type="string">
            <text:p>Suicidal Urges</text:p>
          </table:table-cell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Do you have any suicidal thoughts?</text:p>
          </table:table-cell>
          <table:table-cell/>
          <table:table-cell table:style-name="ce7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Would you like to end your life?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o you have a plan for harming yourself?</text:p>
          </table:table-cell>
          <table:table-cell/>
          <table:table-cell table:style-name="ce9" table:number-columns-repeated="18"/>
          <table:table-cell table:number-columns-repeated="1004"/>
        </table:table-row>
        <table:table-row table:style-name="ro1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10" table:formula="of:=SUM([.C4:.C13];[.C16:.C22];[.C25:.C29];[.C32:.C34])" office:value-type="float" office:value="0" calcext:value-type="float">
            <text:p>0</text:p>
          </table:table-cell>
          <table:table-cell table:style-name="ce11" table:formula="of:=SUM([.D4:.D13];[.D16:.D22];[.D25:.D29];[.D32:.D34])" office:value-type="float" office:value="0" calcext:value-type="float">
            <text:p>0</text:p>
          </table:table-cell>
          <table:table-cell table:style-name="ce12" table:formula="of:=SUM([.E4:.E13];[.E16:.E22];[.E25:.E29];[.E32:.E34])" office:value-type="float" office:value="0" calcext:value-type="float">
            <text:p>0</text:p>
          </table:table-cell>
          <table:table-cell table:style-name="ce13" table:formula="of:=SUM([.F4:.F13];[.F16:.F22];[.F25:.F29];[.F32:.F34])" office:value-type="float" office:value="0" calcext:value-type="float">
            <text:p>0</text:p>
          </table:table-cell>
          <table:table-cell table:style-name="ce14" table:formula="of:=SUM([.G4:.G13];[.G16:.G22];[.G25:.G29];[.G32:.G34])" office:value-type="float" office:value="0" calcext:value-type="float">
            <text:p>0</text:p>
          </table:table-cell>
          <table:table-cell table:style-name="ce15" table:formula="of:=SUM([.H4:.H13];[.H16:.H22];[.H25:.H29];[.H32:.H34])" office:value-type="float" office:value="0" calcext:value-type="float">
            <text:p>0</text:p>
          </table:table-cell>
          <table:table-cell table:style-name="ce16" table:formula="of:=SUM([.I4:.I13];[.I16:.I22];[.I25:.I29];[.I32:.I34])" office:value-type="float" office:value="0" calcext:value-type="float">
            <text:p>0</text:p>
          </table:table-cell>
          <table:table-cell table:style-name="ce17" table:formula="of:=SUM([.J4:.J13];[.J16:.J22];[.J25:.J29];[.J32:.J34])" office:value-type="float" office:value="0" calcext:value-type="float">
            <text:p>0</text:p>
          </table:table-cell>
          <table:table-cell table:style-name="ce18" table:formula="of:=SUM([.K4:.K13];[.K16:.K22];[.K25:.K29];[.K32:.K34])" office:value-type="float" office:value="0" calcext:value-type="float">
            <text:p>0</text:p>
          </table:table-cell>
          <table:table-cell table:style-name="ce19" table:formula="of:=SUM([.L4:.L13];[.L16:.L22];[.L25:.L29];[.L32:.L34])" office:value-type="float" office:value="0" calcext:value-type="float">
            <text:p>0</text:p>
          </table:table-cell>
          <table:table-cell table:style-name="ce20" table:formula="of:=SUM([.M4:.M13];[.M16:.M22];[.M25:.M29];[.M32:.M34])" office:value-type="float" office:value="0" calcext:value-type="float">
            <text:p>0</text:p>
          </table:table-cell>
          <table:table-cell table:style-name="ce21" table:formula="of:=SUM([.N4:.N13];[.N16:.N22];[.N25:.N29];[.N32:.N34])" office:value-type="float" office:value="0" calcext:value-type="float">
            <text:p>0</text:p>
          </table:table-cell>
          <table:table-cell table:style-name="ce22" table:formula="of:=SUM([.O4:.O13];[.O16:.O22];[.O25:.O29];[.O32:.O34])" office:value-type="float" office:value="0" calcext:value-type="float">
            <text:p>0</text:p>
          </table:table-cell>
          <table:table-cell table:style-name="ce23" table:formula="of:=SUM([.P4:.P13];[.P16:.P22];[.P25:.P29];[.P32:.P34])" office:value-type="float" office:value="0" calcext:value-type="float">
            <text:p>0</text:p>
          </table:table-cell>
          <table:table-cell table:style-name="ce24" table:formula="of:=SUM([.Q4:.Q13];[.Q16:.Q22];[.Q25:.Q29];[.Q32:.Q34])" office:value-type="float" office:value="0" calcext:value-type="float">
            <text:p>0</text:p>
          </table:table-cell>
          <table:table-cell table:style-name="ce25" table:formula="of:=SUM([.R4:.R13];[.R16:.R22];[.R25:.R29];[.R32:.R34])" office:value-type="float" office:value="0" calcext:value-type="float">
            <text:p>0</text:p>
          </table:table-cell>
          <table:table-cell table:style-name="ce26" table:formula="of:=SUM([.S4:.S13];[.S16:.S22];[.S25:.S29];[.S32:.S34])" office:value-type="float" office:value="0" calcext:value-type="float">
            <text:p>0</text:p>
          </table:table-cell>
          <table:table-cell table:style-name="ce27" table:formula="of:=SUM([.T4:.T13];[.T16:.T22];[.T25:.T29];[.T32:.T34])" office:value-type="float" office:value="0" calcext:value-type="float">
            <text:p>0</text:p>
          </table:table-cell>
          <table:table-cell table:style-name="ce1" table:number-columns-repeated="1004"/>
        </table:table-row>
        <calcext:conditional-formats>
          <calcext:conditional-format calcext:target-range-address="Records.C36:Records.C36">
            <calcext:condition calcext:apply-style-name="Untitled1" calcext:value="&lt;=5" calcext:base-cell-address="Records.C36"/>
            <calcext:condition calcext:apply-style-name="Untitled2" calcext:value="between(6,10)" calcext:base-cell-address="Records.C36"/>
            <calcext:condition calcext:apply-style-name="Untitled3" calcext:value="between(11,25)" calcext:base-cell-address="Records.C36"/>
            <calcext:condition calcext:apply-style-name="Untitled4" calcext:value="between(26,50)" calcext:base-cell-address="Records.C36"/>
            <calcext:condition calcext:apply-style-name="Untitled5" calcext:value="between(51,75)" calcext:base-cell-address="Records.C36"/>
            <calcext:condition calcext:apply-style-name="Untitled6" calcext:value="&gt;=76" calcext:base-cell-address="Records.C36"/>
          </calcext:conditional-format>
          <calcext:conditional-format calcext:target-range-address="Records.D36:Records.D36">
            <calcext:condition calcext:apply-style-name="Untitled1" calcext:value="&lt;=5" calcext:base-cell-address="Records.D36"/>
            <calcext:condition calcext:apply-style-name="Untitled2" calcext:value="between(6,10)" calcext:base-cell-address="Records.D36"/>
            <calcext:condition calcext:apply-style-name="Untitled3" calcext:value="between(11,25)" calcext:base-cell-address="Records.D36"/>
            <calcext:condition calcext:apply-style-name="Untitled4" calcext:value="between(26,50)" calcext:base-cell-address="Records.D36"/>
            <calcext:condition calcext:apply-style-name="Untitled5" calcext:value="between(51,75)" calcext:base-cell-address="Records.D36"/>
            <calcext:condition calcext:apply-style-name="Untitled6" calcext:value="&gt;=76" calcext:base-cell-address="Records.D36"/>
          </calcext:conditional-format>
          <calcext:conditional-format calcext:target-range-address="Records.E36:Records.E36">
            <calcext:condition calcext:apply-style-name="Untitled1" calcext:value="&lt;=5" calcext:base-cell-address="Records.E36"/>
            <calcext:condition calcext:apply-style-name="Untitled2" calcext:value="between(6,10)" calcext:base-cell-address="Records.E36"/>
            <calcext:condition calcext:apply-style-name="Untitled3" calcext:value="between(11,25)" calcext:base-cell-address="Records.E36"/>
            <calcext:condition calcext:apply-style-name="Untitled4" calcext:value="between(26,50)" calcext:base-cell-address="Records.E36"/>
            <calcext:condition calcext:apply-style-name="Untitled5" calcext:value="between(51,75)" calcext:base-cell-address="Records.E36"/>
            <calcext:condition calcext:apply-style-name="Untitled6" calcext:value="&gt;=76" calcext:base-cell-address="Records.E36"/>
          </calcext:conditional-format>
          <calcext:conditional-format calcext:target-range-address="Records.F36:Records.F36">
            <calcext:condition calcext:apply-style-name="Untitled1" calcext:value="&lt;=5" calcext:base-cell-address="Records.F36"/>
            <calcext:condition calcext:apply-style-name="Untitled2" calcext:value="between(6,10)" calcext:base-cell-address="Records.F36"/>
            <calcext:condition calcext:apply-style-name="Untitled3" calcext:value="between(11,25)" calcext:base-cell-address="Records.F36"/>
            <calcext:condition calcext:apply-style-name="Untitled4" calcext:value="between(26,50)" calcext:base-cell-address="Records.F36"/>
            <calcext:condition calcext:apply-style-name="Untitled5" calcext:value="between(51,75)" calcext:base-cell-address="Records.F36"/>
            <calcext:condition calcext:apply-style-name="Untitled6" calcext:value="&gt;=76" calcext:base-cell-address="Records.F36"/>
          </calcext:conditional-format>
          <calcext:conditional-format calcext:target-range-address="Records.G36:Records.G36">
            <calcext:condition calcext:apply-style-name="Untitled1" calcext:value="&lt;=5" calcext:base-cell-address="Records.G36"/>
            <calcext:condition calcext:apply-style-name="Untitled2" calcext:value="between(6,10)" calcext:base-cell-address="Records.G36"/>
            <calcext:condition calcext:apply-style-name="Untitled3" calcext:value="between(11,25)" calcext:base-cell-address="Records.G36"/>
            <calcext:condition calcext:apply-style-name="Untitled4" calcext:value="between(26,50)" calcext:base-cell-address="Records.G36"/>
            <calcext:condition calcext:apply-style-name="Untitled5" calcext:value="between(51,75)" calcext:base-cell-address="Records.G36"/>
            <calcext:condition calcext:apply-style-name="Untitled6" calcext:value="&gt;=76" calcext:base-cell-address="Records.G36"/>
          </calcext:conditional-format>
          <calcext:conditional-format calcext:target-range-address="Records.H36:Records.H36">
            <calcext:condition calcext:apply-style-name="Untitled1" calcext:value="&lt;=5" calcext:base-cell-address="Records.H36"/>
            <calcext:condition calcext:apply-style-name="Untitled2" calcext:value="between(6,10)" calcext:base-cell-address="Records.H36"/>
            <calcext:condition calcext:apply-style-name="Untitled3" calcext:value="between(11,25)" calcext:base-cell-address="Records.H36"/>
            <calcext:condition calcext:apply-style-name="Untitled4" calcext:value="between(26,50)" calcext:base-cell-address="Records.H36"/>
            <calcext:condition calcext:apply-style-name="Untitled5" calcext:value="between(51,75)" calcext:base-cell-address="Records.H36"/>
            <calcext:condition calcext:apply-style-name="Untitled6" calcext:value="&gt;=76" calcext:base-cell-address="Records.H36"/>
          </calcext:conditional-format>
          <calcext:conditional-format calcext:target-range-address="Records.I36:Records.I36">
            <calcext:condition calcext:apply-style-name="Untitled1" calcext:value="&lt;=5" calcext:base-cell-address="Records.I36"/>
            <calcext:condition calcext:apply-style-name="Untitled2" calcext:value="between(6,10)" calcext:base-cell-address="Records.I36"/>
            <calcext:condition calcext:apply-style-name="Untitled3" calcext:value="between(11,25)" calcext:base-cell-address="Records.I36"/>
            <calcext:condition calcext:apply-style-name="Untitled4" calcext:value="between(26,50)" calcext:base-cell-address="Records.I36"/>
            <calcext:condition calcext:apply-style-name="Untitled5" calcext:value="between(51,75)" calcext:base-cell-address="Records.I36"/>
            <calcext:condition calcext:apply-style-name="Untitled6" calcext:value="&gt;=76" calcext:base-cell-address="Records.I36"/>
          </calcext:conditional-format>
          <calcext:conditional-format calcext:target-range-address="Records.J36:Records.J36">
            <calcext:condition calcext:apply-style-name="Untitled1" calcext:value="&lt;=5" calcext:base-cell-address="Records.J36"/>
            <calcext:condition calcext:apply-style-name="Untitled2" calcext:value="between(6,10)" calcext:base-cell-address="Records.J36"/>
            <calcext:condition calcext:apply-style-name="Untitled3" calcext:value="between(11,25)" calcext:base-cell-address="Records.J36"/>
            <calcext:condition calcext:apply-style-name="Untitled4" calcext:value="between(26,50)" calcext:base-cell-address="Records.J36"/>
            <calcext:condition calcext:apply-style-name="Untitled5" calcext:value="between(51,75)" calcext:base-cell-address="Records.J36"/>
            <calcext:condition calcext:apply-style-name="Untitled6" calcext:value="&gt;=76" calcext:base-cell-address="Records.J36"/>
          </calcext:conditional-format>
          <calcext:conditional-format calcext:target-range-address="Records.K36:Records.K36">
            <calcext:condition calcext:apply-style-name="Untitled1" calcext:value="&lt;=5" calcext:base-cell-address="Records.K36"/>
            <calcext:condition calcext:apply-style-name="Untitled2" calcext:value="between(6,10)" calcext:base-cell-address="Records.K36"/>
            <calcext:condition calcext:apply-style-name="Untitled3" calcext:value="between(11,25)" calcext:base-cell-address="Records.K36"/>
            <calcext:condition calcext:apply-style-name="Untitled4" calcext:value="between(26,50)" calcext:base-cell-address="Records.K36"/>
            <calcext:condition calcext:apply-style-name="Untitled5" calcext:value="between(51,75)" calcext:base-cell-address="Records.K36"/>
            <calcext:condition calcext:apply-style-name="Untitled6" calcext:value="&gt;=76" calcext:base-cell-address="Records.K36"/>
          </calcext:conditional-format>
          <calcext:conditional-format calcext:target-range-address="Records.L36:Records.L36">
            <calcext:condition calcext:apply-style-name="Untitled1" calcext:value="&lt;=5" calcext:base-cell-address="Records.L36"/>
            <calcext:condition calcext:apply-style-name="Untitled2" calcext:value="between(6,10)" calcext:base-cell-address="Records.L36"/>
            <calcext:condition calcext:apply-style-name="Untitled3" calcext:value="between(11,25)" calcext:base-cell-address="Records.L36"/>
            <calcext:condition calcext:apply-style-name="Untitled4" calcext:value="between(26,50)" calcext:base-cell-address="Records.L36"/>
            <calcext:condition calcext:apply-style-name="Untitled5" calcext:value="between(51,75)" calcext:base-cell-address="Records.L36"/>
            <calcext:condition calcext:apply-style-name="Untitled6" calcext:value="&gt;=76" calcext:base-cell-address="Records.L36"/>
          </calcext:conditional-format>
          <calcext:conditional-format calcext:target-range-address="Records.M36:Records.M36">
            <calcext:condition calcext:apply-style-name="Untitled1" calcext:value="&lt;=5" calcext:base-cell-address="Records.M36"/>
            <calcext:condition calcext:apply-style-name="Untitled2" calcext:value="between(6,10)" calcext:base-cell-address="Records.M36"/>
            <calcext:condition calcext:apply-style-name="Untitled3" calcext:value="between(11,25)" calcext:base-cell-address="Records.M36"/>
            <calcext:condition calcext:apply-style-name="Untitled4" calcext:value="between(26,50)" calcext:base-cell-address="Records.M36"/>
            <calcext:condition calcext:apply-style-name="Untitled5" calcext:value="between(51,75)" calcext:base-cell-address="Records.M36"/>
            <calcext:condition calcext:apply-style-name="Untitled6" calcext:value="&gt;=76" calcext:base-cell-address="Records.M36"/>
          </calcext:conditional-format>
          <calcext:conditional-format calcext:target-range-address="Records.N36:Records.N36">
            <calcext:condition calcext:apply-style-name="Untitled1" calcext:value="&lt;=5" calcext:base-cell-address="Records.N36"/>
            <calcext:condition calcext:apply-style-name="Untitled2" calcext:value="between(6,10)" calcext:base-cell-address="Records.N36"/>
            <calcext:condition calcext:apply-style-name="Untitled3" calcext:value="between(11,25)" calcext:base-cell-address="Records.N36"/>
            <calcext:condition calcext:apply-style-name="Untitled4" calcext:value="between(26,50)" calcext:base-cell-address="Records.N36"/>
            <calcext:condition calcext:apply-style-name="Untitled5" calcext:value="between(51,75)" calcext:base-cell-address="Records.N36"/>
            <calcext:condition calcext:apply-style-name="Untitled6" calcext:value="&gt;=76" calcext:base-cell-address="Records.N36"/>
          </calcext:conditional-format>
          <calcext:conditional-format calcext:target-range-address="Records.O36:Records.O36">
            <calcext:condition calcext:apply-style-name="Untitled1" calcext:value="&lt;=5" calcext:base-cell-address="Records.O36"/>
            <calcext:condition calcext:apply-style-name="Untitled2" calcext:value="between(6,10)" calcext:base-cell-address="Records.O36"/>
            <calcext:condition calcext:apply-style-name="Untitled3" calcext:value="between(11,25)" calcext:base-cell-address="Records.O36"/>
            <calcext:condition calcext:apply-style-name="Untitled4" calcext:value="between(26,50)" calcext:base-cell-address="Records.O36"/>
            <calcext:condition calcext:apply-style-name="Untitled5" calcext:value="between(51,75)" calcext:base-cell-address="Records.O36"/>
            <calcext:condition calcext:apply-style-name="Untitled6" calcext:value="&gt;=76" calcext:base-cell-address="Records.O36"/>
          </calcext:conditional-format>
          <calcext:conditional-format calcext:target-range-address="Records.P36:Records.P36">
            <calcext:condition calcext:apply-style-name="Untitled1" calcext:value="&lt;=5" calcext:base-cell-address="Records.P36"/>
            <calcext:condition calcext:apply-style-name="Untitled2" calcext:value="between(6,10)" calcext:base-cell-address="Records.P36"/>
            <calcext:condition calcext:apply-style-name="Untitled3" calcext:value="between(11,25)" calcext:base-cell-address="Records.P36"/>
            <calcext:condition calcext:apply-style-name="Untitled4" calcext:value="between(26,50)" calcext:base-cell-address="Records.P36"/>
            <calcext:condition calcext:apply-style-name="Untitled5" calcext:value="between(51,75)" calcext:base-cell-address="Records.P36"/>
            <calcext:condition calcext:apply-style-name="Untitled6" calcext:value="&gt;=76" calcext:base-cell-address="Records.P36"/>
          </calcext:conditional-format>
          <calcext:conditional-format calcext:target-range-address="Records.Q36:Records.Q36">
            <calcext:condition calcext:apply-style-name="Untitled1" calcext:value="&lt;=5" calcext:base-cell-address="Records.Q36"/>
            <calcext:condition calcext:apply-style-name="Untitled2" calcext:value="between(6,10)" calcext:base-cell-address="Records.Q36"/>
            <calcext:condition calcext:apply-style-name="Untitled3" calcext:value="between(11,25)" calcext:base-cell-address="Records.Q36"/>
            <calcext:condition calcext:apply-style-name="Untitled4" calcext:value="between(26,50)" calcext:base-cell-address="Records.Q36"/>
            <calcext:condition calcext:apply-style-name="Untitled5" calcext:value="between(51,75)" calcext:base-cell-address="Records.Q36"/>
            <calcext:condition calcext:apply-style-name="Untitled6" calcext:value="&gt;=76" calcext:base-cell-address="Records.Q36"/>
          </calcext:conditional-format>
          <calcext:conditional-format calcext:target-range-address="Records.R36:Records.R36">
            <calcext:condition calcext:apply-style-name="Untitled1" calcext:value="&lt;=5" calcext:base-cell-address="Records.R36"/>
            <calcext:condition calcext:apply-style-name="Untitled2" calcext:value="between(6,10)" calcext:base-cell-address="Records.R36"/>
            <calcext:condition calcext:apply-style-name="Untitled3" calcext:value="between(11,25)" calcext:base-cell-address="Records.R36"/>
            <calcext:condition calcext:apply-style-name="Untitled4" calcext:value="between(26,50)" calcext:base-cell-address="Records.R36"/>
            <calcext:condition calcext:apply-style-name="Untitled5" calcext:value="between(51,75)" calcext:base-cell-address="Records.R36"/>
            <calcext:condition calcext:apply-style-name="Untitled6" calcext:value="&gt;=76" calcext:base-cell-address="Records.R36"/>
          </calcext:conditional-format>
          <calcext:conditional-format calcext:target-range-address="Records.S36:Records.S36">
            <calcext:condition calcext:apply-style-name="Untitled1" calcext:value="&lt;=5" calcext:base-cell-address="Records.S36"/>
            <calcext:condition calcext:apply-style-name="Untitled2" calcext:value="between(6,10)" calcext:base-cell-address="Records.S36"/>
            <calcext:condition calcext:apply-style-name="Untitled3" calcext:value="between(11,25)" calcext:base-cell-address="Records.S36"/>
            <calcext:condition calcext:apply-style-name="Untitled4" calcext:value="between(26,50)" calcext:base-cell-address="Records.S36"/>
            <calcext:condition calcext:apply-style-name="Untitled5" calcext:value="between(51,75)" calcext:base-cell-address="Records.S36"/>
            <calcext:condition calcext:apply-style-name="Untitled6" calcext:value="&gt;=76" calcext:base-cell-address="Records.S36"/>
          </calcext:conditional-format>
          <calcext:conditional-format calcext:target-range-address="Records.T36:Records.T36">
            <calcext:condition calcext:apply-style-name="Untitled1" calcext:value="&lt;=5" calcext:base-cell-address="Records.T36"/>
            <calcext:condition calcext:apply-style-name="Untitled2" calcext:value="between(6,10)" calcext:base-cell-address="Records.T36"/>
            <calcext:condition calcext:apply-style-name="Untitled3" calcext:value="between(11,25)" calcext:base-cell-address="Records.T36"/>
            <calcext:condition calcext:apply-style-name="Untitled4" calcext:value="between(26,50)" calcext:base-cell-address="Records.T36"/>
            <calcext:condition calcext:apply-style-name="Untitled5" calcext:value="between(51,75)" calcext:base-cell-address="Records.T36"/>
            <calcext:condition calcext:apply-style-name="Untitled6" calcext:value="&gt;=76" calcext:base-cell-address="Records.T36"/>
          </calcext:conditional-format>
        </calcext:conditional-formats>
      </table:table>
      <table:table table:name="Directions" table:style-name="ta1">
        <table:table-column table:style-name="co4" table:default-cell-style-name="Default"/>
        <table:table-column table:style-name="co5" table:default-cell-style-name="ce30"/>
        <table:table-column table:style-name="co4" table:number-columns-repeated="5" table:default-cell-style-name="Default"/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About: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string" calcext:value-type="string">
            <text:p>This spreadsheet is a convenient way to record and track your depression over time, using the Burns Depression Checklist. For more information, look for Feeling Good: The New Mood Therapy by David D. Burns, M.D.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How to Use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On a regular basis (once a week is suggested), answer each of the questions in the following manner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Think back over the past week, and enter the following score that best describes how often you have experienced the sympt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5"/>0 – Not At A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5"/>1 – Somewh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5"/>2 – Moderate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5"/>3 – A Lo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5"/>4 – Extreme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Don't skip any of the symptom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Add more columns as needed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string" calcext:value-type="string">
            <text:p>- Hide each column after you finish entering the data, to avoid tainting your answers the next time you fill out the checklist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Interpreting Your Score: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 calcext:value-type="string">
            <text:p><text:s text:c="5"/>0 – 5: No depression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string" calcext:value-type="string">
            <text:p><text:s text:c="5"/>6 – 10: Normal but unhappy</text:p>
          </table:table-cell>
          <table:table-cell table:number-columns-repeated="5"/>
        </table:table-row>
        <table:table-row table:style-name="ro1">
          <table:table-cell/>
          <table:table-cell table:style-name="ce33" office:value-type="string" calcext:value-type="string">
            <text:p><text:s text:c="5"/>11 – 25: Mild depression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<text:s text:c="5"/>26 – 50: Moderate depression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<text:s text:c="5"/>51 – 75: Severe depression</text:p>
          </table:table-cell>
          <table:table-cell table:number-columns-repeated="5"/>
        </table:table-row>
        <table:table-row table:style-name="ro1">
          <table:table-cell/>
          <table:table-cell table:style-name="ce36" office:value-type="string" calcext:value-type="string">
            <text:p><text:s text:c="5"/>76 – 100: Extreme depression</text:p>
          </table:table-cell>
          <table:table-cell table:number-columns-repeated="5"/>
        </table:table-row>
      </table:table>
      <table:table table:name="Graph" table:style-name="ta1">
        <table:shapes>
          <draw:frame draw:z-index="0" draw:style-name="gr1" draw:text-style-name="P1" svg:width="794.52pt" svg:height="534.59pt" svg:x="73.36pt" svg:y="21.06pt">
            <loext:p draw:notify-on-update-of-ranges="Records.C1:Records.T1 Records.C36:Records.T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66"/>
    </style:style>
    <style:style style:name="Untitled2" style:family="table-cell" style:parent-style-name="Default">
      <style:table-cell-properties fo:background-color="#009933"/>
    </style:style>
    <style:style style:name="Untitled3" style:family="table-cell" style:parent-style-name="Default">
      <style:table-cell-properties fo:background-color="#ffff99"/>
    </style:style>
    <style:style style:name="Untitled4" style:family="table-cell" style:parent-style-name="Default">
      <style:table-cell-properties fo:background-color="#ffff00"/>
    </style:style>
    <style:style style:name="Untitled5" style:family="table-cell" style:parent-style-name="Default">
      <style:table-cell-properties fo:background-color="#ff6600"/>
    </style:style>
    <style:style style:name="Untitled6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7:06:46.357054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_delta </meta:initial-creator>
    <meta:creation-date>2016-09-07T17:02:47.501350733</meta:creation-date>
    <meta:generator>LibreOffice/5.0.3.2$Linux_X86_64 LibreOffice_project/00m0$Build-2</meta:generator>
    <dc:date>2016-09-07T18:06:36.201230096</dc:date>
    <dc:creator>u_delta </dc:creator>
    <meta:editing-duration>PT11M33S</meta:editing-duration>
    <meta:editing-cycles>3</meta:editing-cycles>
    <meta:document-statistic meta:table-count="3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interval-major="10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3cm" svg:height="18.86cm" xlink:href=".." xlink:type="simple" chart:class="chart:line" chart:style-name="ch1">
        <chart:title svg:x="12.701cm" svg:y="0.513cm" chart:style-name="ch2">
          <text:p>BDC Scores</text:p>
        </chart:title>
        <chart:plot-area chart:style-name="ch3" table:cell-range-address="Records.C1:Records.T1 Records.C36:Records.T36" chart:data-source-has-labels="row" svg:x="0.56cm" svg:y="1.695cm" svg:width="26.91cm" svg:height="16.788cm">
          <chartooo:coordinate-region svg:x="1.183cm" svg:y="1.894cm" svg:width="25.557cm" svg:height="15.942cm"/>
          <chart:axis chart:dimension="x" chart:name="primary-x" chart:style-name="ch4" chartooo:axis-type="auto">
            <chartooo:date-scale/>
            <chart:categories table:cell-range-address="Records.C1:Records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ords.C36:Records.T36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42617">
                <text:p>42620</text:p>
                <draw:g>
                  <svg:desc>Records.C1:Records.T1</svg:desc>
                </draw:g>
              </table:table-cell>
              <table:table-cell office:value-type="float" office:value="42624">
                <text:p>42620</text:p>
              </table:table-cell>
              <table:table-cell office:value-type="float" office:value="42631">
                <text:p>42630</text:p>
              </table:table-cell>
              <table:table-cell office:value-type="float" office:value="42638">
                <text:p>42640</text:p>
              </table:table-cell>
              <table:table-cell office:value-type="float" office:value="42619">
                <text:p>42620</text:p>
              </table:table-cell>
              <table:table-cell office:value-type="float" office:value="42645">
                <text:p>42650</text:p>
              </table:table-cell>
              <table:table-cell office:value-type="float" office:value="42652">
                <text:p>42650</text:p>
              </table:table-cell>
              <table:table-cell office:value-type="float" office:value="42659">
                <text:p>42660</text:p>
              </table:table-cell>
              <table:table-cell office:value-type="float" office:value="42666">
                <text:p>42670</text:p>
              </table:table-cell>
              <table:table-cell office:value-type="float" office:value="42673">
                <text:p>42670</text:p>
              </table:table-cell>
              <table:table-cell office:value-type="float" office:value="42680">
                <text:p>42680</text:p>
              </table:table-cell>
              <table:table-cell office:value-type="float" office:value="42687">
                <text:p>42690</text:p>
              </table:table-cell>
              <table:table-cell office:value-type="float" office:value="42694">
                <text:p>42690</text:p>
              </table:table-cell>
              <table:table-cell office:value-type="float" office:value="42701">
                <text:p>42700</text:p>
              </table:table-cell>
              <table:table-cell office:value-type="float" office:value="42708">
                <text:p>42710</text:p>
              </table:table-cell>
              <table:table-cell office:value-type="float" office:value="42715">
                <text:p>42720</text:p>
              </table:table-cell>
              <table:table-cell office:value-type="float" office:value="42722">
                <text:p>42720</text:p>
              </table:table-cell>
              <table:table-cell office:value-type="float" office:value="42729">
                <text:p>42730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cords.C36:Records.T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